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es</text:p>
      <text:p text:style-name="Standard"/>
      <text:p text:style-name="Standard"/>
      <text:p text:style-name="Standard">MainWindow</text:p>
      <text:p text:style-name="Standard">Card</text:p>
      <text:p text:style-name="Standard">Board (7 + 4 instances de sites)</text:p>
      <text:p text:style-name="Standard">Sites</text:p>
      <text:p text:style-name="Standard">Deck</text:p>
      <text:p text:style-name="Standard">1 classe par popup (preferences</text:p>
      <text:p text:style-name="Standard"/>
      <text:p text:style-name="Standard">Lancement de Board :</text:p>
      <text:p text:style-name="Standard">Creation des cartes</text:p>
      <text:p text:style-name="Standard">Creation des colonnes</text:p>
      <text:p text:style-name="Standard">Remplissage des colonnes au hasard</text:p>
      <text:p text:style-name="Standard"><text:tab/>fonction : tableau des 7 colonnes en argument, boucles sur le 7 colonnes)</text:p>
      <text:p text:style-name="Standard"><text:tab/>appelée dans Board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itauuu </meta:initial-creator>
    <meta:creation-date>2012-04-01T17:47:06</meta:creation-date>
    <dc:date>2012-04-01T20:32:50</dc:date>
    <dc:creator>juanitauuu </dc:creator>
    <meta:editing-duration>PT26M54S</meta:editing-duration>
    <meta:editing-cycles>7</meta:editing-cycles>
    <meta:generator>LibreOffice/3.4$Linux LibreOffice_project/340m1$Build-402</meta:generator>
    <meta:document-statistic meta:table-count="0" meta:image-count="0" meta:object-count="0" meta:page-count="1" meta:paragraph-count="13" meta:word-count="48" meta:character-count="282" meta:non-whitespace-character-count="245"/>
  </office:meta>
</office:document-meta>
</file>